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 table:number-rows-repeated="10477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8:22:24.775784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4T08:53:29.847458334</dc:date>
    <dc:creator>Jesus Castagnetto</dc:creator>
    <meta:editing-duration>P6DT4H18M45S</meta:editing-duration>
    <meta:editing-cycles>545</meta:editing-cycles>
    <meta:generator>LibreOffice/7.1.3.2$Linux_X86_64 LibreOffice_project/10$Build-2</meta:generator>
    <meta:document-statistic meta:table-count="1" meta:cell-count="5533" meta:object-count="0"/>
  </office:meta>
</office:document-meta>
</file>